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29pt"/>
    </style:style>
    <style:style style:name="co3" style:family="table-column">
      <style:table-column-properties fo:break-before="auto" style:column-width="106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Relative W</text:p>
          </table:table-cell>
          <table:table-cell office:value-type="string" calcext:value-type="string">
            <text:p>fwn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utation numb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gative VS posi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0.826" calcext:value-type="float">
            <text:p>0.8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0.783" calcext:value-type="float">
            <text:p>0.78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float" office:value="0.757" calcext:value-type="float">
            <text:p>0.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/>
          <table:table-cell table:number-columns-repeated="2" table:style-name="Default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0.736" calcext:value-type="float">
            <text:p>0.7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0.735" calcext:value-type="float">
            <text:p>0.7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0.731" calcext:value-type="float">
            <text:p>0.7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0.726" calcext:value-type="float">
            <text:p>0.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0.698" calcext:value-type="float">
            <text:p>0.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0.666" calcext:value-type="float">
            <text:p>0.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0.622" calcext:value-type="float">
            <text:p>0.6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float" office:value="0.605" calcext:value-type="float">
            <text:p>0.60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number-columns-repeated="2" office:value-type="float" office:value="15" calcext:value-type="float">
            <text:p>15</text:p>
          </table:table-cell>
          <table:table-cell table:number-columns-repeated="101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H3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0:04:28.294335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6:55:53.989440344</meta:creation-date>
    <dc:date>2017-08-24T10:46:26.640454178</dc:date>
    <meta:editing-duration>PT28M45S</meta:editing-duration>
    <meta:editing-cycles>6</meta:editing-cycles>
    <meta:generator>LibreOffice/5.1.6.2$Linux_X86_64 LibreOffice_project/10m0$Build-2</meta:generator>
    <meta:document-statistic meta:table-count="1" meta:cell-count="434" meta:object-count="0"/>
  </office:meta>
</office:document-meta>
</file>